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Microsoft YaHei UI" svg:font-family="'Microsoft YaHei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ircular Std Black" svg:font-family="'Circular Std Black'" style:font-family-generic="system" style:font-pitch="variable"/>
    <style:font-face style:name="Lohit Devanagari" svg:font-family="'Lohit Devanagari'" style:font-family-generic="system" style:font-pitch="variable"/>
    <style:font-face style:name="Microsoft YaHei UI1" svg:font-family="'Microsoft YaHei U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d39df"/>
    </style:style>
    <style:style style:name="P3" style:family="paragraph" style:parent-style-name="Standard">
      <style:paragraph-properties fo:text-align="justify" style:justify-single-word="false"/>
      <style:text-properties officeooo:paragraph-rsid="000f4436"/>
    </style:style>
    <style:style style:name="P4" style:family="paragraph" style:parent-style-name="Standard">
      <style:paragraph-properties fo:text-align="justify" style:justify-single-word="false"/>
      <style:text-properties officeooo:paragraph-rsid="00191b9f"/>
    </style:style>
    <style:style style:name="P5" style:family="paragraph" style:parent-style-name="Standard">
      <style:paragraph-properties fo:text-align="justify" style:justify-single-word="false"/>
      <style:text-properties officeooo:paragraph-rsid="0020638a"/>
    </style:style>
    <style:style style:name="P6" style:family="paragraph" style:parent-style-name="Standard">
      <style:paragraph-properties fo:text-align="justify" style:justify-single-word="false"/>
      <style:text-properties officeooo:paragraph-rsid="0028d397"/>
    </style:style>
    <style:style style:name="P7" style:family="paragraph" style:parent-style-name="Standard">
      <style:paragraph-properties fo:text-align="justify" style:justify-single-word="false"/>
      <style:text-properties style:font-name="Microsoft YaHei UI" fo:font-weight="bold" officeooo:rsid="00183b36" officeooo:paragraph-rsid="00183b36" style:font-name-asian="Microsoft YaHei UI1" style:font-weight-asian="bold" style:font-name-complex="Circular Std Black" style:font-weight-complex="bold"/>
    </style:style>
    <style:style style:name="P8" style:family="paragraph" style:parent-style-name="Standard">
      <style:paragraph-properties fo:text-align="justify" style:justify-single-word="false"/>
      <style:text-properties officeooo:rsid="001ac1d9" officeooo:paragraph-rsid="001ee690"/>
    </style:style>
    <style:style style:name="P9" style:family="paragraph" style:parent-style-name="Standard">
      <style:paragraph-properties fo:text-align="justify" style:justify-single-word="false"/>
      <style:text-properties officeooo:rsid="001d164a" officeooo:paragraph-rsid="001d164a"/>
    </style:style>
    <style:style style:name="P10" style:family="paragraph" style:parent-style-name="Standard">
      <style:paragraph-properties fo:text-align="justify" style:justify-single-word="false"/>
      <style:text-properties officeooo:rsid="0020056d" officeooo:paragraph-rsid="0020056d"/>
    </style:style>
    <style:style style:name="P11" style:family="paragraph" style:parent-style-name="Standard">
      <style:paragraph-properties fo:text-align="justify" style:justify-single-word="false"/>
      <style:text-properties officeooo:rsid="0020638a" officeooo:paragraph-rsid="0020638a"/>
    </style:style>
    <style:style style:name="P12" style:family="paragraph" style:parent-style-name="Standard">
      <style:text-properties officeooo:rsid="0028d397" officeooo:paragraph-rsid="0028d397"/>
    </style:style>
    <style:style style:name="P13" style:family="paragraph" style:parent-style-name="Standard" style:master-page-name="Standard">
      <style:paragraph-properties fo:text-align="justify" style:justify-single-word="false" style:page-number="auto"/>
    </style:style>
    <style:style style:name="T1" style:family="text">
      <style:text-properties style:font-name="Microsoft YaHei UI" fo:font-weight="bold" style:font-name-asian="Microsoft YaHei UI1" style:font-weight-asian="bold" style:font-name-complex="Circular Std Black" style:font-weight-complex="bold"/>
    </style:style>
    <style:style style:name="T2" style:family="text">
      <style:text-properties style:font-name="Microsoft YaHei UI" fo:font-weight="bold" officeooo:rsid="001ac1d9" style:font-name-asian="Microsoft YaHei UI1" style:font-weight-asian="bold" style:font-name-complex="Circular Std Black" style:font-weight-complex="bold"/>
    </style:style>
    <style:style style:name="T3" style:family="text">
      <style:text-properties style:font-name="Microsoft YaHei UI" fo:font-weight="bold" officeooo:rsid="0020056d" style:font-name-asian="Microsoft YaHei UI1" style:font-weight-asian="bold" style:font-name-complex="Circular Std Black" style:font-weight-complex="bold"/>
    </style:style>
    <style:style style:name="T4" style:family="text">
      <style:text-properties style:font-name="Microsoft YaHei UI" style:font-name-asian="Microsoft YaHei UI1" style:font-name-complex="Circular Std Black"/>
    </style:style>
    <style:style style:name="T5" style:family="text">
      <style:text-properties style:font-name="Microsoft YaHei UI" officeooo:rsid="000d39df" style:font-name-asian="Microsoft YaHei UI1" style:font-name-complex="Circular Std Black"/>
    </style:style>
    <style:style style:name="T6" style:family="text">
      <style:text-properties style:font-name="Microsoft YaHei UI" officeooo:rsid="000eede3" style:font-name-asian="Microsoft YaHei UI1" style:font-name-complex="Circular Std Black"/>
    </style:style>
    <style:style style:name="T7" style:family="text">
      <style:text-properties style:font-name="Microsoft YaHei UI" officeooo:rsid="00183b36" style:font-name-asian="Microsoft YaHei UI1" style:font-name-complex="Circular Std Black"/>
    </style:style>
    <style:style style:name="T8" style:family="text">
      <style:text-properties style:font-name="Microsoft YaHei UI" officeooo:rsid="001d164a" style:font-name-asian="Microsoft YaHei UI1" style:font-name-complex="Circular Std Black"/>
    </style:style>
    <style:style style:name="T9" style:family="text">
      <style:text-properties style:font-name="Microsoft YaHei UI" officeooo:rsid="001ee690" style:font-name-asian="Microsoft YaHei UI1" style:font-name-complex="Circular Std Black"/>
    </style:style>
    <style:style style:name="T10" style:family="text">
      <style:text-properties officeooo:rsid="000eede3"/>
    </style:style>
    <style:style style:name="T11" style:family="text">
      <style:text-properties officeooo:rsid="000f4436"/>
    </style:style>
    <style:style style:name="T12" style:family="text">
      <style:text-properties officeooo:rsid="0011166c"/>
    </style:style>
    <style:style style:name="T13" style:family="text">
      <style:text-properties officeooo:rsid="0012a610"/>
    </style:style>
    <style:style style:name="T14" style:family="text">
      <style:text-properties officeooo:rsid="00148ae7"/>
    </style:style>
    <style:style style:name="T15" style:family="text">
      <style:text-properties officeooo:rsid="0016a9ac"/>
    </style:style>
    <style:style style:name="T16" style:family="text">
      <style:text-properties officeooo:rsid="00183b36"/>
    </style:style>
    <style:style style:name="T17" style:family="text">
      <style:text-properties officeooo:rsid="00191b9f"/>
    </style:style>
    <style:style style:name="T18" style:family="text">
      <style:text-properties officeooo:rsid="001ac1d9"/>
    </style:style>
    <style:style style:name="T19" style:family="text">
      <style:text-properties officeooo:rsid="001d164a"/>
    </style:style>
    <style:style style:name="T20" style:family="text">
      <style:text-properties officeooo:rsid="0020056d"/>
    </style:style>
    <style:style style:name="T21" style:family="text">
      <style:text-properties officeooo:rsid="0020638a"/>
    </style:style>
    <style:style style:name="T22" style:family="text">
      <style:text-properties officeooo:rsid="0021469d"/>
    </style:style>
    <style:style style:name="T23" style:family="text">
      <style:text-properties officeooo:rsid="0022bf2a"/>
    </style:style>
    <style:style style:name="T24" style:family="text">
      <style:text-properties officeooo:rsid="002373de"/>
    </style:style>
    <style:style style:name="T25" style:family="text">
      <style:text-properties officeooo:rsid="002517fb"/>
    </style:style>
    <style:style style:name="T26" style:family="text">
      <style:text-properties officeooo:rsid="0026965a"/>
    </style:style>
    <style:style style:name="T27" style:family="text">
      <style:text-properties officeooo:rsid="00272a42"/>
    </style:style>
    <style:style style:name="T28" style:family="text">
      <style:text-properties officeooo:rsid="00275c9f"/>
    </style:style>
    <style:style style:name="T29" style:family="text">
      <style:text-properties officeooo:rsid="0027f4a2"/>
    </style:style>
    <style:style style:name="T30" style:family="text">
      <style:text-properties officeooo:rsid="00282e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México en cuarentena: </text:span><text:span text:style-name="T2">¿</text:span><text:span text:style-name="T3">qué</text:span><text:span text:style-name="T1"> </text:span><text:span text:style-name="T3">tipo de </text:span><text:span text:style-name="T2">violencia</text:span><text:span text:style-name="T1"> </text:span><text:span text:style-name="T3">ha</text:span><text:span text:style-name="T1"> </text:span><text:span text:style-name="T2">desist</text:span><text:span text:style-name="T3">ido</text:span><text:span text:style-name="T2"> y </text:span><text:span text:style-name="T1">persist</text:span><text:span text:style-name="T3">ido</text:span><text:span text:style-name="T1"> ante el COVID-19?</text:span></text:p>
      <text:p text:style-name="P1"><text:span text:style-name="T4">Adrián Lara (@adrix_lg)</text:span></text:p>
      <text:p text:style-name="P1"><text:span text:style-name="T4">A pesar de las medidas de aislamiento implementadas durante la actual crisis por COVID-19, la incidencia delictiva en México ha seguido su curso, y lejos de ofrecer una tregua, ha traído consigo episodios que han capturado la atención de medios locales y nacionales, tal como el atentado en contra del secretario de seguridad pública de la Ciudad de México, Omar García Harfuch, que resultó en la muerte de tres personas; y los ataques realizados en distintos centros de rehabilitación de Irapuato, en donde por lo menos 38 personas fueron ejecutadas entre junio y julio de este año.</text:span></text:p>
      <text:p text:style-name="P1"><text:span text:style-name="T4">Si bien estos sucesos son una muestra de la inseguridad que aun se vive en distintas regiones del país, la incidencia delictiva abarca otros tipos de crímenes cuya tendencia es necesario examinar para construir un panorama completo de la violencia actual en México. La información publicada por el Secretariado Ejecutivo del Sistema Nacional de Seguridad Pública (SESNSP) nos permite recrear este panorama a través de las cifras delictivas a nivel nacional y estatal que mensualmente son publicadas por las fiscalías de justicia. Estas cifras se basan en el número de carpetas de investigación que son abiertas mensualmente por cada fiscalía, y a pesar de que existe una diferencia significativa entre el número de delitos cometidos y el número de delitos investigados, lo anterior nos permite aproximarnos a los patrones subyacentes de la violencia en nuestro país.</text:span></text:p>
      <text:p text:style-name="P1"><text:span text:style-name="T4">En Data Cívica nos dimos a la tarea de analizar la información publicada por el SESNSP con el fin de identificar la tendencia que los delitos de mayor impacto han presentado durante esta primera mitad del 2020, la cual se ha enmarcado en la crisis sanitaria por COVID-19. Asimismo, comparamos las cifras delictivas registradas durante estos seis meses contra lo registrado en años anteriores durante el mismo periodo para observar qué tan atípicos han sido los niveles de violencia registrados a lo largo de este año.</text:span></text:p>
      <text:p text:style-name="P7">¿Dónde están los ladrones?</text:p>
      <text:p text:style-name="P2"><text:span text:style-name="T4">Por medio de esta comparación, lo primero que </text:span><text:span text:style-name="T5">pudimos</text:span><text:span text:style-name="T4"> observar es que </text:span><text:span text:style-name="T5">el número de carpetas de investigación abiertas </text:span><text:span text:style-name="T7">a nivel nacional </text:span><text:span text:style-name="T5">po</text:span><text:span text:style-name="T6">r casos</text:span><text:span text:style-name="T5"> de robo disminuyó entre marzo y mayo de este año </text:span><text:span text:style-name="T6">en prácticamente todos los tipos de robo. Esta disminución provocó que </text:span><text:span text:style-name="T8">el número</text:span><text:span text:style-name="T6"> de carpetas de investigación abiertas durante dichos meses fuera menor </text:span><text:span text:style-name="T9">o igual </text:span><text:span text:style-name="T6">al promedio registrado entre 2015 y 2019 </text:span></text:p>
      <text:p text:style-name="P8"><text:span text:style-name="T6">[1_fiebres_robos.svg]</text:span></text:p>
      <text:p text:style-name="P9"><text:span text:style-name="T4"/></text:p>
      <text:p text:style-name="Standard"/>
      <text:p text:style-name="Standard"/>
      <text:p text:style-name="P3"><text:soft-page-break/><text:span text:style-name="T19">Es</text:span><text:span text:style-name="T10"> importante señalar que </text:span><text:span text:style-name="T18">una disminución </text:span><text:span text:style-name="T19">en el número de investigaciones realizadas</text:span><text:span text:style-name="T18"> no necesariamente</text:span> <text:span text:style-name="T18">implica</text:span> que el número real de <text:span text:style-name="T11">robos</text:span> ocurridos haya disminuido. <text:span text:style-name="T15">Al igual que muchos otros</text:span><text:span text:style-name="T11"> delitos, </text:span><text:span text:style-name="T15">la mayoría de los robos no son investigados</text:span> de <text:span text:style-name="T18">manera oficiosa</text:span>, <text:span text:style-name="T17">ya</text:span> <text:span text:style-name="T17">que</text:span> los hechos <text:s/><text:span text:style-name="T18">ocurridos </text:span><text:span text:style-name="T17">necesitan ser</text:span> denunciados por las víctimas <text:span text:style-name="T17">para</text:span> que las autoridades comiencen sus investigaciones.</text:p>
      <text:p text:style-name="P3">En este sentido, la<text:span text:style-name="T12"> </text:span>crisis <text:span text:style-name="T11">sanitaria </text:span>por COVID-19 puede ser <text:span text:style-name="T11">tanto </text:span>la causante <text:span text:style-name="T11">de</text:span> una reducción en el número real de delitos cometidos, como de una <text:span text:style-name="T12"><text:s/>r</text:span>educción en los <text:span text:style-name="T11">niveles de </text:span><text:span text:style-name="T12">denuncia</text:span><text:span text:style-name="T11"> por parte de las víctimas, o incluso <text:s/></text:span><text:span text:style-name="T12">de </text:span><text:span text:style-name="T11">una </text:span><text:span text:style-name="T12">disminución</text:span><text:span text:style-name="T11"> en la actividad de investigación </text:span><text:span text:style-name="T12">por parte de</text:span><text:span text:style-name="T11"> las fiscalías de justicia. </text:span></text:p>
      <text:p text:style-name="P10">[1_fiebre_robos HECHIZADA (con un zoom o lupa que ale meta para ver más a detalle los cambios entre abril y junio)]</text:p>
      <text:p text:style-name="P4"><text:span text:style-name="T12">En uno u otro </text:span><text:span text:style-name="T15">escenario</text:span><text:span text:style-name="T12">, la última actualización en </text:span><text:span text:style-name="T13">la información</text:span><text:span text:style-name="T12"> del SESNSP señala que el número de carpetas de investigación abiertas por casos de robo incrementó entre mayo y junio, </text:span><text:span text:style-name="T15">terminando</text:span><text:span text:style-name="T13"> </text:span><text:span text:style-name="T15">con</text:span><text:span text:style-name="T13"> la tendencia a la baja que se <text:s/></text:span><text:span text:style-name="T17">había</text:span><text:span text:style-name="T13"> </text:span><text:span text:style-name="T17">registrado durante los primeros</text:span><text:span text:style-name="T13"> meses </text:span><text:span text:style-name="T17">de la crisis sanitaria</text:span><text:span text:style-name="T13">. </text:span></text:p>
      <text:p text:style-name="P4"><text:span text:style-name="T16">Debido a </text:span><text:span text:style-name="T17">lo anterior</text:span><text:span text:style-name="T16">, la</text:span><text:span text:style-name="T19">s</text:span><text:span text:style-name="T16"> tasa</text:span><text:span text:style-name="T19">s</text:span><text:span text:style-name="T16"> de investigació</text:span><text:span text:style-name="T19">n</text:span><text:span text:style-name="T16"> </text:span><text:span text:style-name="T19">del mes de</text:span><text:span text:style-name="T17"> junio</text:span><text:span text:style-name="T16"> por casos de robo a negocios, transportistas </text:span><text:span text:style-name="T28">y </text:span><text:span text:style-name="T16">a</text:span><text:span text:style-name="T18">u</text:span><text:span text:style-name="T16">topar</text:span><text:span text:style-name="T17">t</text:span><text:span text:style-name="T16">es</text:span><text:span text:style-name="T17"> se ubicó por arriba </text:span><text:span text:style-name="T14">del promedio registrado entre 2015 y 2019. </text:span><text:span text:style-name="T17">Por el contrario, a pesar de también haber registrado un aumento en </text:span><text:span text:style-name="T19">dicho mes</text:span><text:span text:style-name="T17">, la</text:span><text:span text:style-name="T19">s</text:span><text:span text:style-name="T17"> tasa</text:span><text:span text:style-name="T19">s </text:span><text:span text:style-name="T17">de investigació</text:span><text:span text:style-name="T19">n</text:span><text:span text:style-name="T17"> por casos de robo en transporte colectivo, a casa habitación y a transeúntes en vía pública aun se mantiene por debajo del promedio registrado entre 2015 y 2019.</text:span></text:p>
      <text:p text:style-name="P5"><text:span text:style-name="T20">En términos de distribución, las </text:span><text:span text:style-name="T21">cifras</text:span><text:span text:style-name="T20"> anteriormente descritas </text:span><text:span text:style-name="T21">también nos permiten observar que</text:span><text:span text:style-name="T20"> </text:span><text:span text:style-name="T21">la mayoría de</text:span><text:span text:style-name="T20"> </text:span><text:span text:style-name="T21">las </text:span><text:span text:style-name="T20">carpetas de investigación registradas hasta </text:span><text:span text:style-name="T21">el pasado </text:span><text:span text:style-name="T20">junio </text:span><text:span text:style-name="T21">por casos de robo</text:span><text:span text:style-name="T20"> fueron abiertas </text:span><text:span text:style-name="T21">durante</text:span><text:span text:style-name="T20"> el primer trimestre del año. </text:span><text:span text:style-name="T21">Esto representa una diferencia importante con lo registrado en años anteriores, en donde el total de carpetas de investigación por casos de robo se distribuía de manera </text:span><text:span text:style-name="T22">prácticamente uniforme entre los meses del primer y segundo trimestre.</text:span></text:p>
      <text:p text:style-name="P11">[3_distribución_mensual]</text:p>
      <text:p text:style-name="P6"><text:span text:style-name="T23">Por su parte, la disminución registrada a nivel nacional en las tasas de investigación por casos de robo </text:span><text:span text:style-name="T26">también </text:span><text:span text:style-name="T23">se </text:span><text:span text:style-name="T25">ha reproducido</text:span><text:span text:style-name="T23"> en la mayoría de las entidades </text:span><text:span text:style-name="T24">federativas. </text:span><text:span text:style-name="T26">De acuerdo con la información estatal presentada por el SESNSP, </text:span><text:span text:style-name="T28">por lo menos </text:span><text:span text:style-name="T26">el</text:span><text:span text:style-name="T25"> 60%</text:span><text:span text:style-name="T26"> </text:span><text:span text:style-name="T25">de las entidades </text:span><text:span text:style-name="T26">registraron tasas de investigación </text:span><text:span text:style-name="T27">más bajas</text:span><text:span text:style-name="T26"> a</text:span><text:span text:style-name="T28">l promedio que obtuvieron</text:span><text:span text:style-name="T26"> entre 2015 y 2019 para este </text:span><text:span text:style-name="T27">mismo </text:span><text:span text:style-name="T26">tipo de delito. </text:span></text:p>
      <text:p text:style-name="P6"><text:span text:style-name="T28">Ejemplo de lo anterior es el caso de Yucatán </text:span><text:span text:style-name="T30">y los robos a casa habitación</text:span><text:span text:style-name="T28">, </text:span><text:span text:style-name="T30">ya que en este</text:span><text:span text:style-name="T29"> juni</text:span><text:span text:style-name="T30">o del 2020</text:span><text:span text:style-name="T29"> se registró una tasa </text:span><text:span text:style-name="T30">acumulada</text:span><text:span text:style-name="T29"> (calculada con el total de carpetas acumuladas hasta junio)</text:span><text:span text:style-name="T28"> </text:span><text:span text:style-name="T29">de 8.5 carpetas </text:span><text:span text:style-name="T30">de investigación</text:span><text:span text:style-name="T29"> por cada 100 mil habitantes, </text:span><text:span text:style-name="T30">a pesar de que </text:span><text:span text:style-name="T28">entre 2015 y 2019 se promediaba una </text:span><text:soft-page-break/><text:span text:style-name="T28">tasa de 40 </text:span><text:span text:style-name="T30">carpetas</text:span><text:span text:style-name="T28"> por cada 100 mil habitantes: </text:span><text:span text:style-name="T30">una disminución de casi el 80% para este tipo de delito.</text:span></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Microsoft YaHei UI" svg:font-family="'Microsoft YaHei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ircular Std Black" svg:font-family="'Circular Std Black'" style:font-family-generic="system" style:font-pitch="variable"/>
    <style:font-face style:name="Lohit Devanagari" svg:font-family="'Lohit Devanagari'" style:font-family-generic="system" style:font-pitch="variable"/>
    <style:font-face style:name="Microsoft YaHei UI1" svg:font-family="'Microsoft YaHei U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MX"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rian Lara</meta:initial-creator>
    <meta:editing-cycles>14</meta:editing-cycles>
    <meta:creation-date>2020-07-29T01:35:00</meta:creation-date>
    <dc:date>2020-07-29T02:19:22.674349720</dc:date>
    <meta:editing-duration>PT1H59M56S</meta:editing-duration>
    <meta:generator>LibreOffice/6.4.4.2$Linux_X86_64 LibreOffice_project/40$Build-2</meta:generator>
    <meta:document-statistic meta:table-count="0" meta:image-count="0" meta:object-count="0" meta:page-count="3" meta:paragraph-count="17" meta:word-count="888" meta:character-count="5418" meta:non-whitespace-character-count="45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